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1" svg:font-family="宋体" style:font-family-generic="system" style:font-pitch="variable"/>
    <style:font-face style:name="微软雅黑1" svg:font-family="微软雅黑" style:font-family-generic="system" style:font-pitch="variable"/>
  </office:font-face-decls>
  <office:automatic-styles>
    <style:style style:name="表格1" style:family="table">
      <style:table-properties style:width="15.032cm" fo:margin-left="-0.191cm" fo:margin-top="0cm" fo:margin-bottom="0cm" table:align="left" style:writing-mode="lr-tb"/>
    </style:style>
    <style:style style:name="表格1.A" style:family="table-column">
      <style:table-column-properties style:column-width="5.009cm"/>
    </style:style>
    <style:style style:name="表格1.B" style:family="table-column">
      <style:table-column-properties style:column-width="5.008cm"/>
    </style:style>
    <style:style style:name="表格1.C" style:family="table-column">
      <style:table-column-properties style:column-width="5.015cm"/>
    </style:style>
    <style:style style:name="表格1.1" style:family="table-row">
      <style:table-row-properties style:keep-together="true" fo:keep-together="auto"/>
    </style:style>
    <style:style style:name="表格1.A1" style:family="table-cell">
      <style:table-cell-properties fo:padding-left="0.191cm" fo:padding-right="0.191cm" fo:padding-top="0cm" fo:padding-bottom="0cm" fo:border="0.018cm solid #00000a"/>
    </style:style>
    <style:style style:name="表格2" style:family="table">
      <style:table-properties style:width="15.032cm" fo:margin-left="-0.191cm" fo:margin-top="0cm" fo:margin-bottom="0cm" table:align="left" style:writing-mode="lr-tb"/>
    </style:style>
    <style:style style:name="表格2.A" style:family="table-column">
      <style:table-column-properties style:column-width="5.009cm"/>
    </style:style>
    <style:style style:name="表格2.B" style:family="table-column">
      <style:table-column-properties style:column-width="5.008cm"/>
    </style:style>
    <style:style style:name="表格2.C" style:family="table-column">
      <style:table-column-properties style:column-width="5.015cm"/>
    </style:style>
    <style:style style:name="表格2.1" style:family="table-row">
      <style:table-row-properties style:keep-together="true" fo:keep-together="auto"/>
    </style:style>
    <style:style style:name="表格2.A1" style:family="table-cell">
      <style:table-cell-properties fo:padding-left="0.191cm" fo:padding-right="0.191cm" fo:padding-top="0cm" fo:padding-bottom="0cm" fo:border="0.018cm solid #00000a"/>
    </style:style>
    <style:style style:name="表格2.A14"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WPSOffice手动目录_20_1">
      <style:paragraph-properties>
        <style:tab-stops>
          <style:tab-stop style:position="14.651cm" style:type="right" style:leader-style="dotted" style:leader-text="."/>
        </style:tab-stops>
      </style:paragraph-properties>
    </style:style>
    <style:style style:name="P2" style:family="paragraph" style:parent-style-name="WPSOffice手动目录_20_2">
      <style:paragraph-properties>
        <style:tab-stops>
          <style:tab-stop style:position="14.651cm" style:type="right" style:leader-style="dotted" style:leader-text="."/>
        </style:tab-stops>
      </style:paragraph-properties>
    </style:style>
    <style:style style:name="P3" style:family="paragraph" style:parent-style-name="WPSOffice手动目录_20_3">
      <style:paragraph-properties>
        <style:tab-stops>
          <style:tab-stop style:position="14.651cm" style:type="right" style:leader-style="dotted" style:leader-text="."/>
        </style:tab-stops>
      </style:paragraph-properties>
    </style:style>
    <style:style style:name="P4" style:family="paragraph" style:parent-style-name="Standard">
      <style:text-properties style:font-name="微软雅黑" fo:font-size="14pt" fo:language="en" fo:country="US" style:font-name-asian="微软雅黑1" style:font-size-asian="14pt" style:language-asian="zh" style:country-asian="CN" style:font-name-complex="微软雅黑1" style:font-size-complex="14pt"/>
    </style:style>
    <style:style style:name="P5" style:family="paragraph" style:parent-style-name="Standard">
      <style:paragraph-properties fo:text-align="justify" style:justify-single-word="false" fo:orphans="0" fo:widows="0"/>
      <style:text-properties style:text-position="0% 100%" style:font-name="微软雅黑" fo:font-size="14pt" fo:language="en" fo:country="US" fo:background-color="#ff0000" style:font-name-asian="微软雅黑1" style:font-size-asian="14pt" style:language-asian="zh" style:country-asian="CN" style:font-name-complex="微软雅黑1" style:font-size-complex="14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margin-left="0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8" style:family="paragraph" style:parent-style-name="Standard">
      <style:paragraph-properties fo:margin-left="2.223cm" fo:margin-right="0cm" fo:text-indent="0cm" style:auto-text-indent="false"/>
    </style:style>
    <style:style style:name="P9" style:family="paragraph" style:parent-style-name="Standard">
      <style:paragraph-properties fo:margin-left="1.482cm" fo:margin-right="0cm" fo:text-indent="0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10" style:family="paragraph" style:parent-style-name="Standard">
      <style:paragraph-properties fo:margin-left="1.482cm" fo:margin-right="0cm" fo:text-indent="0cm" style:auto-text-indent="false"/>
      <style:text-properties style:font-name="微软雅黑" fo:font-size="14pt" fo:language="en" fo:country="US" fo:background-color="#ff0000" style:font-name-asian="微软雅黑1" style:font-size-asian="14pt" style:language-asian="zh" style:country-asian="CN" style:font-name-complex="微软雅黑1" style:font-size-complex="14pt"/>
    </style:style>
    <style:style style:name="P11" style:family="paragraph" style:parent-style-name="Standard">
      <style:paragraph-properties fo:margin-left="2.223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12" style:family="paragraph" style:parent-style-name="Standard">
      <style:paragraph-properties fo:margin-left="2.963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13" style:family="paragraph" style:parent-style-name="Standard">
      <style:paragraph-properties fo:margin-left="1.482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14" style:family="paragraph" style:parent-style-name="Standard">
      <style:paragraph-properties fo:margin-left="0.741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15" style:family="paragraph" style:parent-style-name="Standard" style:master-page-name="Standard">
      <style:paragraph-properties fo:margin-left="4.445cm" fo:margin-right="0cm" fo:text-indent="0.741cm" style:auto-text-indent="false" style:page-number="auto"/>
      <style:text-properties style:font-name="微软雅黑" fo:font-size="24pt" fo:language="en" fo:country="US" style:font-name-asian="微软雅黑1" style:font-size-asian="24pt" style:language-asian="zh" style:country-asian="CN" style:font-name-complex="微软雅黑1" style:font-size-complex="24pt"/>
    </style:style>
    <style:style style:name="P16" style:family="paragraph" style:parent-style-name="Standard">
      <style:paragraph-properties fo:margin-left="0cm" fo:margin-right="0cm" fo:margin-top="0cm" fo:margin-bottom="0cm" fo:line-height="100%" fo:text-align="center" style:justify-single-word="false" fo:text-indent="0cm" style:auto-text-indent="false"/>
      <style:text-properties style:font-name="宋体" fo:font-size="10.5pt" style:font-name-asian="宋体1" style:font-size-asian="10.5pt"/>
    </style:style>
    <style:style style:name="P17" style:family="paragraph" style:parent-style-name="Standard" style:list-style-name="WWNum1"/>
    <style:style style:name="P18" style:family="paragraph" style:parent-style-name="Standard">
      <style:text-properties style:font-name="微软雅黑" fo:font-size="14pt" fo:language="en" fo:country="US" style:font-name-asian="微软雅黑1" style:font-size-asian="14pt" style:language-asian="zh" style:country-asian="CN" style:font-name-complex="微软雅黑1" style:font-size-complex="14pt"/>
    </style:style>
    <style:style style:name="P19" style:family="paragraph" style:parent-style-name="Standard" style:list-style-name="WWNum1">
      <style:text-properties style:font-name="微软雅黑" fo:font-size="14pt" fo:language="en" fo:country="US" style:font-name-asian="微软雅黑1" style:font-size-asian="14pt" style:language-asian="zh" style:country-asian="CN" style:font-name-complex="微软雅黑1" style:font-size-complex="14pt"/>
    </style:style>
    <style:style style:name="P20" style:family="paragraph" style:parent-style-name="Standard">
      <style:text-properties style:font-name="微软雅黑" fo:font-size="24pt" fo:language="en" fo:country="US" style:font-name-asian="微软雅黑1" style:font-size-asian="24pt" style:language-asian="zh" style:country-asian="CN" style:font-name-complex="微软雅黑1" style:font-size-complex="24pt"/>
    </style:style>
    <style:style style:name="P21" style:family="paragraph" style:parent-style-name="Standard">
      <style:paragraph-properties fo:text-align="justify" style:justify-single-word="false" fo:orphans="0" fo:widows="0"/>
      <style:text-properties style:text-position="0% 100%" style:font-name="微软雅黑" fo:font-size="14pt" fo:language="en" fo:country="US" fo:background-color="#ff0000" style:font-name-asian="微软雅黑1" style:font-size-asian="14pt" style:language-asian="zh" style:country-asian="CN" style:font-name-complex="微软雅黑1" style:font-size-complex="14pt"/>
    </style:style>
    <style:style style:name="P22" style:family="paragraph" style:parent-style-name="Standard">
      <style:paragraph-properties fo:text-align="justify" style:justify-single-word="false" fo:orphans="0" fo:widows="0"/>
      <style:text-properties style:text-position="0% 100%" style:font-name="微软雅黑" fo:font-size="14pt" fo:language="en" fo:country="US" style:font-name-asian="微软雅黑1" style:font-size-asian="14pt" style:language-asian="zh" style:country-asian="CN" style:font-name-complex="微软雅黑1" style:font-size-complex="14pt"/>
    </style:style>
    <style:style style:name="P23" style:family="paragraph" style:parent-style-name="Standard" style:list-style-name="WWNum1">
      <style:paragraph-properties fo:margin-left="1.482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24" style:family="paragraph" style:parent-style-name="Standard" style:list-style-name="WWNum1">
      <style:paragraph-properties fo:margin-left="1.482cm" fo:margin-right="0cm" fo:text-indent="-0.741cm" style:auto-text-indent="false"/>
      <style:text-properties style:font-name="微软雅黑" fo:font-size="14pt" fo:language="en" fo:country="US" fo:background-color="#ff0000" style:font-name-asian="微软雅黑1" style:font-size-asian="14pt" style:language-asian="zh" style:country-asian="CN" style:font-name-complex="微软雅黑1" style:font-size-complex="14pt"/>
    </style:style>
    <style:style style:name="P25" style:family="paragraph" style:parent-style-name="Standard">
      <style:paragraph-properties fo:margin-left="2.223cm" fo:margin-right="0cm" fo:text-indent="0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26" style:family="paragraph" style:parent-style-name="Standard" style:list-style-name="WWNum1">
      <style:paragraph-properties fo:margin-left="2.223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27" style:family="paragraph" style:parent-style-name="Standard" style:list-style-name="WWNum1">
      <style:paragraph-properties fo:margin-left="2.223cm" fo:margin-right="0cm" fo:text-indent="-0.741cm" style:auto-text-indent="false">
        <style:tab-stops/>
      </style:paragraph-properties>
      <style:text-properties style:font-name="微软雅黑" fo:font-size="14pt" fo:language="en" fo:country="US" style:font-name-asian="微软雅黑1" style:font-size-asian="14pt" style:language-asian="zh" style:country-asian="CN" style:font-name-complex="微软雅黑1" style:font-size-complex="14pt"/>
    </style:style>
    <style:style style:name="P28" style:family="paragraph" style:parent-style-name="Standard" style:list-style-name="WWNum1">
      <style:paragraph-properties fo:margin-left="2.223cm" fo:margin-right="0cm" fo:text-indent="-0.741cm" style:auto-text-indent="false"/>
      <style:text-properties style:font-name="微软雅黑" fo:font-size="14pt" fo:language="en" fo:country="US" fo:background-color="#ff0000" style:font-name-asian="微软雅黑1" style:font-size-asian="14pt" style:language-asian="zh" style:country-asian="CN" style:font-name-complex="微软雅黑1" style:font-size-complex="14pt"/>
    </style:style>
    <style:style style:name="P29" style:family="paragraph" style:parent-style-name="Standard" style:list-style-name="WWNum1">
      <style:paragraph-properties fo:margin-left="2.223cm" fo:margin-right="0cm" fo:text-indent="-0.741cm" style:auto-text-indent="false">
        <style:tab-stops/>
      </style:paragraph-properties>
    </style:style>
    <style:style style:name="P30" style:family="paragraph" style:parent-style-name="Standard">
      <style:paragraph-properties fo:margin-left="1.482cm" fo:margin-right="0cm" fo:text-indent="0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31" style:family="paragraph" style:parent-style-name="Standard">
      <style:paragraph-properties fo:margin-left="2.223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32" style:family="paragraph" style:parent-style-name="Standard">
      <style:paragraph-properties fo:margin-left="2.963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33" style:family="paragraph" style:parent-style-name="Standard">
      <style:paragraph-properties fo:margin-left="0.741cm" fo:margin-right="0cm" fo:text-indent="0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P34" style:family="paragraph" style:parent-style-name="Standard">
      <style:paragraph-properties fo:margin-left="0.741cm" fo:margin-right="0cm" fo:text-indent="0.741cm" style:auto-text-indent="false"/>
      <style:text-properties style:font-name="微软雅黑" fo:font-size="14pt" fo:language="en" fo:country="US" style:font-name-asian="微软雅黑1" style:font-size-asian="14pt" style:language-asian="zh" style:country-asian="CN" style:font-name-complex="微软雅黑1" style:font-size-complex="14pt"/>
    </style:style>
    <style:style style:name="T1" style:family="text">
      <style:text-properties style:font-name="微软雅黑" style:font-name-asian="微软雅黑1" style:font-name-complex="微软雅黑1"/>
    </style:style>
    <style:style style:name="T2" style:family="text">
      <style:text-properties style:font-name="微软雅黑" fo:font-size="14pt" fo:language="en" fo:country="US" style:font-name-asian="微软雅黑1" style:font-size-asian="14pt" style:language-asian="zh" style:country-asian="CN" style:font-name-complex="微软雅黑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圣山策划案</text:p>
      <text:p text:style-name="P4"/>
      <text:p text:style-name="P16"><text:bookmark-start text:name="_Toc9044_WPSOffice_Type3"/>目录</text:p>
      <text:p text:style-name="P1"><text:a xlink:type="simple" xlink:href="#_Toc2426_WPSOffice_Level1" text:style-name="Internet_20_link" text:visited-style-name="Visited_20_Internet_20_Link"><text:span text:style-name="T1">1. 游戏概述</text:span></text:a><text:a xlink:type="simple" xlink:href="#_Toc2426_WPSOffice_Level1" text:style-name="Internet_20_link" text:visited-style-name="Visited_20_Internet_20_Link"><text:tab/></text:a><text:bookmark-start text:name="_Toc2426_WPSOffice_Level1Page"/><text:a xlink:type="simple" xlink:href="#_Toc2426_WPSOffice_Level1" text:style-name="Internet_20_link" text:visited-style-name="Visited_20_Internet_20_Link">2</text:a><text:bookmark-end text:name="_Toc2426_WPSOffice_Level1Page"/></text:p>
      <text:p text:style-name="P2"><text:a xlink:type="simple" xlink:href="#_Toc31064_WPSOffice_Level2" text:style-name="Internet_20_link" text:visited-style-name="Visited_20_Internet_20_Link"><text:span text:style-name="T1">(1) 游戏简介</text:span></text:a><text:a xlink:type="simple" xlink:href="#_Toc31064_WPSOffice_Level2" text:style-name="Internet_20_link" text:visited-style-name="Visited_20_Internet_20_Link"><text:tab/></text:a><text:bookmark-start text:name="_Toc31064_WPSOffice_Level2Page"/><text:a xlink:type="simple" xlink:href="#_Toc31064_WPSOffice_Level2" text:style-name="Internet_20_link" text:visited-style-name="Visited_20_Internet_20_Link">2</text:a><text:bookmark-end text:name="_Toc31064_WPSOffice_Level2Page"/></text:p>
      <text:p text:style-name="P2"><text:a xlink:type="simple" xlink:href="#_Toc9044_WPSOffice_Level2" text:style-name="Internet_20_link" text:visited-style-name="Visited_20_Internet_20_Link"><text:span text:style-name="T1">(2) 游戏特点2</text:span></text:a><text:a xlink:type="simple" xlink:href="#_Toc9044_WPSOffice_Level2" text:style-name="Internet_20_link" text:visited-style-name="Visited_20_Internet_20_Link"><text:tab/></text:a><text:bookmark-start text:name="_Toc9044_WPSOffice_Level2Page"/><text:a xlink:type="simple" xlink:href="#_Toc9044_WPSOffice_Level2" text:style-name="Internet_20_link" text:visited-style-name="Visited_20_Internet_20_Link">3</text:a><text:bookmark-end text:name="_Toc9044_WPSOffice_Level2Page"/></text:p>
      <text:p text:style-name="P3"><text:a xlink:type="simple" xlink:href="#_Toc9044_WPSOffice_Level3" text:style-name="Internet_20_link" text:visited-style-name="Visited_20_Internet_20_Link"><text:span text:style-name="T1">① 集换式卡牌</text:span></text:a><text:a xlink:type="simple" xlink:href="#_Toc9044_WPSOffice_Level3" text:style-name="Internet_20_link" text:visited-style-name="Visited_20_Internet_20_Link"><text:tab/></text:a><text:bookmark-start text:name="_Toc9044_WPSOffice_Level3Page"/><text:a xlink:type="simple" xlink:href="#_Toc9044_WPSOffice_Level3" text:style-name="Internet_20_link" text:visited-style-name="Visited_20_Internet_20_Link">3</text:a><text:bookmark-end text:name="_Toc9044_WPSOffice_Level3Page"/></text:p>
      <text:p text:style-name="P3"><text:a xlink:type="simple" xlink:href="#_Toc27306_WPSOffice_Level3" text:style-name="Internet_20_link" text:visited-style-name="Visited_20_Internet_20_Link"><text:span text:style-name="T1">② 丰富的卡牌元素</text:span></text:a><text:a xlink:type="simple" xlink:href="#_Toc27306_WPSOffice_Level3" text:style-name="Internet_20_link" text:visited-style-name="Visited_20_Internet_20_Link"><text:tab/></text:a><text:bookmark-start text:name="_Toc27306_WPSOffice_Level3Page"/><text:a xlink:type="simple" xlink:href="#_Toc27306_WPSOffice_Level3" text:style-name="Internet_20_link" text:visited-style-name="Visited_20_Internet_20_Link">3</text:a><text:bookmark-end text:name="_Toc27306_WPSOffice_Level3Page"/></text:p>
      <text:p text:style-name="P3"><text:a xlink:type="simple" xlink:href="#_Toc8193_WPSOffice_Level3" text:style-name="Internet_20_link" text:visited-style-name="Visited_20_Internet_20_Link"><text:span text:style-name="T1">③ 灵活的策略以及出奇制胜</text:span></text:a><text:a xlink:type="simple" xlink:href="#_Toc8193_WPSOffice_Level3" text:style-name="Internet_20_link" text:visited-style-name="Visited_20_Internet_20_Link"><text:tab/></text:a><text:bookmark-start text:name="_Toc8193_WPSOffice_Level3Page"/><text:a xlink:type="simple" xlink:href="#_Toc8193_WPSOffice_Level3" text:style-name="Internet_20_link" text:visited-style-name="Visited_20_Internet_20_Link">3</text:a><text:bookmark-end text:name="_Toc8193_WPSOffice_Level3Page"/></text:p>
      <text:p text:style-name="P3"><text:a xlink:type="simple" xlink:href="#_Toc3169_WPSOffice_Level3" text:style-name="Internet_20_link" text:visited-style-name="Visited_20_Internet_20_Link"><text:span text:style-name="T1">④ 种族势力</text:span></text:a><text:a xlink:type="simple" xlink:href="#_Toc3169_WPSOffice_Level3" text:style-name="Internet_20_link" text:visited-style-name="Visited_20_Internet_20_Link"><text:tab/></text:a><text:bookmark-start text:name="_Toc3169_WPSOffice_Level3Page"/><text:a xlink:type="simple" xlink:href="#_Toc3169_WPSOffice_Level3" text:style-name="Internet_20_link" text:visited-style-name="Visited_20_Internet_20_Link">3</text:a><text:bookmark-end text:name="_Toc3169_WPSOffice_Level3Page"/></text:p>
      <text:p text:style-name="P3"><text:a xlink:type="simple" xlink:href="#_Toc22209_WPSOffice_Level3" text:style-name="Internet_20_link" text:visited-style-name="Visited_20_Internet_20_Link"><text:span text:style-name="T1">⑤ 丰富的故事</text:span></text:a><text:a xlink:type="simple" xlink:href="#_Toc22209_WPSOffice_Level3" text:style-name="Internet_20_link" text:visited-style-name="Visited_20_Internet_20_Link"><text:tab/></text:a><text:bookmark-start text:name="_Toc22209_WPSOffice_Level3Page"/><text:a xlink:type="simple" xlink:href="#_Toc22209_WPSOffice_Level3" text:style-name="Internet_20_link" text:visited-style-name="Visited_20_Internet_20_Link">4</text:a><text:bookmark-end text:name="_Toc22209_WPSOffice_Level3Page"/></text:p>
      <text:p text:style-name="P3"><text:a xlink:type="simple" xlink:href="#_Toc27411_WPSOffice_Level3" text:style-name="Internet_20_link" text:visited-style-name="Visited_20_Internet_20_Link"><text:span text:style-name="T1">⑥ PVP</text:span></text:a><text:a xlink:type="simple" xlink:href="#_Toc27411_WPSOffice_Level3" text:style-name="Internet_20_link" text:visited-style-name="Visited_20_Internet_20_Link"><text:tab/></text:a><text:bookmark-start text:name="_Toc27411_WPSOffice_Level3Page"/><text:a xlink:type="simple" xlink:href="#_Toc27411_WPSOffice_Level3" text:style-name="Internet_20_link" text:visited-style-name="Visited_20_Internet_20_Link">4</text:a><text:bookmark-end text:name="_Toc27411_WPSOffice_Level3Page"/></text:p>
      <text:p text:style-name="P3"><text:a xlink:type="simple" xlink:href="#_Toc11771_WPSOffice_Level3" text:style-name="Internet_20_link" text:visited-style-name="Visited_20_Internet_20_Link"><text:span text:style-name="T1">⑦ CASTLE</text:span></text:a><text:a xlink:type="simple" xlink:href="#_Toc11771_WPSOffice_Level3" text:style-name="Internet_20_link" text:visited-style-name="Visited_20_Internet_20_Link"><text:tab/></text:a><text:bookmark-start text:name="_Toc11771_WPSOffice_Level3Page"/><text:a xlink:type="simple" xlink:href="#_Toc11771_WPSOffice_Level3" text:style-name="Internet_20_link" text:visited-style-name="Visited_20_Internet_20_Link">4</text:a><text:bookmark-end text:name="_Toc11771_WPSOffice_Level3Page"/></text:p>
      <text:p text:style-name="P2"><text:a xlink:type="simple" xlink:href="#_Toc27306_WPSOffice_Level2" text:style-name="Internet_20_link" text:visited-style-name="Visited_20_Internet_20_Link"><text:span text:style-name="T1">(3) 游戏风格</text:span></text:a><text:a xlink:type="simple" xlink:href="#_Toc27306_WPSOffice_Level2" text:style-name="Internet_20_link" text:visited-style-name="Visited_20_Internet_20_Link"><text:tab/></text:a><text:bookmark-start text:name="_Toc27306_WPSOffice_Level2Page"/><text:a xlink:type="simple" xlink:href="#_Toc27306_WPSOffice_Level2" text:style-name="Internet_20_link" text:visited-style-name="Visited_20_Internet_20_Link">5</text:a><text:bookmark-end text:name="_Toc27306_WPSOffice_Level2Page"/></text:p>
      <text:p text:style-name="P2"><text:a xlink:type="simple" xlink:href="#_Toc8193_WPSOffice_Level2" text:style-name="Internet_20_link" text:visited-style-name="Visited_20_Internet_20_Link"><text:span text:style-name="T1">(4) 系统平台</text:span></text:a><text:a xlink:type="simple" xlink:href="#_Toc8193_WPSOffice_Level2" text:style-name="Internet_20_link" text:visited-style-name="Visited_20_Internet_20_Link"><text:tab/></text:a><text:bookmark-start text:name="_Toc8193_WPSOffice_Level2Page"/><text:a xlink:type="simple" xlink:href="#_Toc8193_WPSOffice_Level2" text:style-name="Internet_20_link" text:visited-style-name="Visited_20_Internet_20_Link">5</text:a><text:bookmark-end text:name="_Toc8193_WPSOffice_Level2Page"/></text:p>
      <text:p text:style-name="P3"><text:a xlink:type="simple" xlink:href="#_Toc5913_WPSOffice_Level3" text:style-name="Internet_20_link" text:visited-style-name="Visited_20_Internet_20_Link"><text:span text:style-name="T1">① MAC,PC,</text:span></text:a><text:a xlink:type="simple" xlink:href="#_Toc5913_WPSOffice_Level3" text:style-name="Internet_20_link" text:visited-style-name="Visited_20_Internet_20_Link"><text:tab/></text:a><text:bookmark-start text:name="_Toc5913_WPSOffice_Level3Page"/><text:a xlink:type="simple" xlink:href="#_Toc5913_WPSOffice_Level3" text:style-name="Internet_20_link" text:visited-style-name="Visited_20_Internet_20_Link">5</text:a><text:bookmark-end text:name="_Toc5913_WPSOffice_Level3Page"/></text:p>
      <text:p text:style-name="P1"><text:a xlink:type="simple" xlink:href="#_Toc9044_WPSOffice_Level1" text:style-name="Internet_20_link" text:visited-style-name="Visited_20_Internet_20_Link"><text:span text:style-name="T1">2. 游戏背景</text:span></text:a><text:a xlink:type="simple" xlink:href="#_Toc9044_WPSOffice_Level1" text:style-name="Internet_20_link" text:visited-style-name="Visited_20_Internet_20_Link"><text:tab/></text:a><text:bookmark-start text:name="_Toc9044_WPSOffice_Level1Page"/><text:a xlink:type="simple" xlink:href="#_Toc9044_WPSOffice_Level1" text:style-name="Internet_20_link" text:visited-style-name="Visited_20_Internet_20_Link">5</text:a><text:bookmark-end text:name="_Toc9044_WPSOffice_Level1Page"/></text:p>
      <text:p text:style-name="P2"><text:a xlink:type="simple" xlink:href="#_Toc3169_WPSOffice_Level2" text:style-name="Internet_20_link" text:visited-style-name="Visited_20_Internet_20_Link"><text:span text:style-name="T1">(1) 游戏背景</text:span></text:a><text:a xlink:type="simple" xlink:href="#_Toc3169_WPSOffice_Level2" text:style-name="Internet_20_link" text:visited-style-name="Visited_20_Internet_20_Link"><text:tab/></text:a><text:bookmark-start text:name="_Toc3169_WPSOffice_Level2Page"/><text:a xlink:type="simple" xlink:href="#_Toc3169_WPSOffice_Level2" text:style-name="Internet_20_link" text:visited-style-name="Visited_20_Internet_20_Link">5</text:a><text:bookmark-end text:name="_Toc3169_WPSOffice_Level2Page"/></text:p>
      <text:p text:style-name="P2"><text:a xlink:type="simple" xlink:href="#_Toc22209_WPSOffice_Level2" text:style-name="Internet_20_link" text:visited-style-name="Visited_20_Internet_20_Link"><text:span text:style-name="T1">(2) 游戏种族</text:span></text:a><text:a xlink:type="simple" xlink:href="#_Toc22209_WPSOffice_Level2" text:style-name="Internet_20_link" text:visited-style-name="Visited_20_Internet_20_Link"><text:tab/></text:a><text:bookmark-start text:name="_Toc22209_WPSOffice_Level2Page"/><text:a xlink:type="simple" xlink:href="#_Toc22209_WPSOffice_Level2" text:style-name="Internet_20_link" text:visited-style-name="Visited_20_Internet_20_Link">6</text:a><text:bookmark-end text:name="_Toc22209_WPSOffice_Level2Page"/></text:p>
      <text:p text:style-name="P3"><text:a xlink:type="simple" xlink:href="#_Toc29161_WPSOffice_Level3" text:style-name="Internet_20_link" text:visited-style-name="Visited_20_Internet_20_Link"><text:span text:style-name="T1">① 1Loli</text:span></text:a><text:a xlink:type="simple" xlink:href="#_Toc29161_WPSOffice_Level3" text:style-name="Internet_20_link" text:visited-style-name="Visited_20_Internet_20_Link"><text:tab/></text:a><text:bookmark-start text:name="_Toc29161_WPSOffice_Level3Page"/><text:a xlink:type="simple" xlink:href="#_Toc29161_WPSOffice_Level3" text:style-name="Internet_20_link" text:visited-style-name="Visited_20_Internet_20_Link">6</text:a><text:bookmark-end text:name="_Toc29161_WPSOffice_Level3Page"/></text:p>
      <text:p text:style-name="P3"><text:a xlink:type="simple" xlink:href="#_Toc23530_WPSOffice_Level3" text:style-name="Internet_20_link" text:visited-style-name="Visited_20_Internet_20_Link"><text:span text:style-name="T1">② 2Kuoqi</text:span></text:a><text:a xlink:type="simple" xlink:href="#_Toc23530_WPSOffice_Level3" text:style-name="Internet_20_link" text:visited-style-name="Visited_20_Internet_20_Link"><text:tab/></text:a><text:bookmark-start text:name="_Toc23530_WPSOffice_Level3Page"/><text:a xlink:type="simple" xlink:href="#_Toc23530_WPSOffice_Level3" text:style-name="Internet_20_link" text:visited-style-name="Visited_20_Internet_20_Link">6</text:a><text:bookmark-end text:name="_Toc23530_WPSOffice_Level3Page"/></text:p>
      <text:p text:style-name="P3"><text:a xlink:type="simple" xlink:href="#_Toc14278_WPSOffice_Level3" text:style-name="Internet_20_link" text:visited-style-name="Visited_20_Internet_20_Link"><text:span text:style-name="T1">③ 3Ark</text:span></text:a><text:a xlink:type="simple" xlink:href="#_Toc14278_WPSOffice_Level3" text:style-name="Internet_20_link" text:visited-style-name="Visited_20_Internet_20_Link"><text:tab/></text:a><text:bookmark-start text:name="_Toc14278_WPSOffice_Level3Page"/><text:a xlink:type="simple" xlink:href="#_Toc14278_WPSOffice_Level3" text:style-name="Internet_20_link" text:visited-style-name="Visited_20_Internet_20_Link">6</text:a><text:bookmark-end text:name="_Toc14278_WPSOffice_Level3Page"/></text:p>
      <text:p text:style-name="P3"><text:a xlink:type="simple" xlink:href="#_Toc31495_WPSOffice_Level3" text:style-name="Internet_20_link" text:visited-style-name="Visited_20_Internet_20_Link"><text:span text:style-name="T1">④ 4Pinto</text:span></text:a><text:a xlink:type="simple" xlink:href="#_Toc31495_WPSOffice_Level3" text:style-name="Internet_20_link" text:visited-style-name="Visited_20_Internet_20_Link"><text:tab/></text:a><text:bookmark-start text:name="_Toc31495_WPSOffice_Level3Page"/><text:a xlink:type="simple" xlink:href="#_Toc31495_WPSOffice_Level3" text:style-name="Internet_20_link" text:visited-style-name="Visited_20_Internet_20_Link">6</text:a><text:bookmark-end text:name="_Toc31495_WPSOffice_Level3Page"/></text:p>
      <text:p text:style-name="P3"><text:a xlink:type="simple" xlink:href="#_Toc32629_WPSOffice_Level3" text:style-name="Internet_20_link" text:visited-style-name="Visited_20_Internet_20_Link"><text:span text:style-name="T1">⑤ 5Uika</text:span></text:a><text:a xlink:type="simple" xlink:href="#_Toc32629_WPSOffice_Level3" text:style-name="Internet_20_link" text:visited-style-name="Visited_20_Internet_20_Link"><text:tab/></text:a><text:bookmark-start text:name="_Toc32629_WPSOffice_Level3Page"/><text:a xlink:type="simple" xlink:href="#_Toc32629_WPSOffice_Level3" text:style-name="Internet_20_link" text:visited-style-name="Visited_20_Internet_20_Link">6</text:a><text:bookmark-end text:name="_Toc32629_WPSOffice_Level3Page"/></text:p>
      <text:p text:style-name="P3"><text:a xlink:type="simple" xlink:href="#_Toc20359_WPSOffice_Level3" text:style-name="Internet_20_link" text:visited-style-name="Visited_20_Internet_20_Link"><text:span text:style-name="T1">⑥ 6FreUn</text:span></text:a><text:a xlink:type="simple" xlink:href="#_Toc20359_WPSOffice_Level3" text:style-name="Internet_20_link" text:visited-style-name="Visited_20_Internet_20_Link"><text:tab/></text:a><text:bookmark-start text:name="_Toc20359_WPSOffice_Level3Page"/><text:a xlink:type="simple" xlink:href="#_Toc20359_WPSOffice_Level3" text:style-name="Internet_20_link" text:visited-style-name="Visited_20_Internet_20_Link">6</text:a><text:bookmark-end text:name="_Toc20359_WPSOffice_Level3Page"/></text:p>
      <text:p text:style-name="P2"><text:a xlink:type="simple" xlink:href="#_Toc27411_WPSOffice_Level2" text:style-name="Internet_20_link" text:visited-style-name="Visited_20_Internet_20_Link"><text:span text:style-name="T1">(3) 游戏主要人物</text:span></text:a><text:a xlink:type="simple" xlink:href="#_Toc27411_WPSOffice_Level2" text:style-name="Internet_20_link" text:visited-style-name="Visited_20_Internet_20_Link"><text:tab/></text:a><text:bookmark-start text:name="_Toc27411_WPSOffice_Level2Page"/><text:a xlink:type="simple" xlink:href="#_Toc27411_WPSOffice_Level2" text:style-name="Internet_20_link" text:visited-style-name="Visited_20_Internet_20_Link">6</text:a><text:bookmark-end text:name="_Toc27411_WPSOffice_Level2Page"/></text:p>
      <text:p text:style-name="P1"><text:a xlink:type="simple" xlink:href="#_Toc27306_WPSOffice_Level1" text:style-name="Internet_20_link" text:visited-style-name="Visited_20_Internet_20_Link"><text:span text:style-name="T1">3. 游戏元素</text:span></text:a><text:a xlink:type="simple" xlink:href="#_Toc27306_WPSOffice_Level1" text:style-name="Internet_20_link" text:visited-style-name="Visited_20_Internet_20_Link"><text:tab/></text:a><text:bookmark-start text:name="_Toc27306_WPSOffice_Level1Page"/><text:a xlink:type="simple" xlink:href="#_Toc27306_WPSOffice_Level1" text:style-name="Internet_20_link" text:visited-style-name="Visited_20_Internet_20_Link">7</text:a><text:bookmark-end text:name="_Toc27306_WPSOffice_Level1Page"/></text:p>
      <text:p text:style-name="P1"><text:a xlink:type="simple" xlink:href="#_Toc8193_WPSOffice_Level1" text:style-name="Internet_20_link" text:visited-style-name="Visited_20_Internet_20_Link"><text:span text:style-name="T1">4. 2</text:span></text:a><text:a xlink:type="simple" xlink:href="#_Toc8193_WPSOffice_Level1" text:style-name="Internet_20_link" text:visited-style-name="Visited_20_Internet_20_Link"><text:tab/></text:a><text:bookmark-start text:name="_Toc8193_WPSOffice_Level1Page"/><text:a xlink:type="simple" xlink:href="#_Toc8193_WPSOffice_Level1" text:style-name="Internet_20_link" text:visited-style-name="Visited_20_Internet_20_Link">7</text:a><text:bookmark-end text:name="_Toc8193_WPSOffice_Level1Page"/></text:p>
      <text:p text:style-name="P1"><text:a xlink:type="simple" xlink:href="#_Toc3169_WPSOffice_Level1" text:style-name="Internet_20_link" text:visited-style-name="Visited_20_Internet_20_Link"><text:span text:style-name="T1">5. 游戏玩法</text:span></text:a><text:a xlink:type="simple" xlink:href="#_Toc3169_WPSOffice_Level1" text:style-name="Internet_20_link" text:visited-style-name="Visited_20_Internet_20_Link"><text:tab/></text:a><text:bookmark-start text:name="_Toc3169_WPSOffice_Level1Page"/><text:a xlink:type="simple" xlink:href="#_Toc3169_WPSOffice_Level1" text:style-name="Internet_20_link" text:visited-style-name="Visited_20_Internet_20_Link">7</text:a><text:bookmark-end text:name="_Toc3169_WPSOffice_Level1Page"/></text:p>
      <text:p text:style-name="P2"><text:a xlink:type="simple" xlink:href="#_Toc11771_WPSOffice_Level2" text:style-name="Internet_20_link" text:visited-style-name="Visited_20_Internet_20_Link"><text:span text:style-name="T1">(1) 职业</text:span></text:a><text:a xlink:type="simple" xlink:href="#_Toc11771_WPSOffice_Level2" text:style-name="Internet_20_link" text:visited-style-name="Visited_20_Internet_20_Link"><text:tab/></text:a><text:bookmark-start text:name="_Toc11771_WPSOffice_Level2Page"/><text:a xlink:type="simple" xlink:href="#_Toc11771_WPSOffice_Level2" text:style-name="Internet_20_link" text:visited-style-name="Visited_20_Internet_20_Link">7</text:a><text:bookmark-end text:name="_Toc11771_WPSOffice_Level2Page"/></text:p>
      <text:p text:style-name="P2"><text:a xlink:type="simple" xlink:href="#_Toc5913_WPSOffice_Level2" text:style-name="Internet_20_link" text:visited-style-name="Visited_20_Internet_20_Link"><text:span text:style-name="T1">(2) 卡牌</text:span></text:a><text:a xlink:type="simple" xlink:href="#_Toc5913_WPSOffice_Level2" text:style-name="Internet_20_link" text:visited-style-name="Visited_20_Internet_20_Link"><text:tab/></text:a><text:bookmark-start text:name="_Toc5913_WPSOffice_Level2Page"/><text:a xlink:type="simple" xlink:href="#_Toc5913_WPSOffice_Level2" text:style-name="Internet_20_link" text:visited-style-name="Visited_20_Internet_20_Link">7</text:a><text:bookmark-end text:name="_Toc5913_WPSOffice_Level2Page"/></text:p>
      <text:p text:style-name="P3"><text:a xlink:type="simple" xlink:href="#_Toc12141_WPSOffice_Level3" text:style-name="Internet_20_link" text:visited-style-name="Visited_20_Internet_20_Link"><text:span text:style-name="T1">① 卡牌种类</text:span></text:a><text:a xlink:type="simple" xlink:href="#_Toc12141_WPSOffice_Level3" text:style-name="Internet_20_link" text:visited-style-name="Visited_20_Internet_20_Link"><text:tab/></text:a><text:bookmark-start text:name="_Toc12141_WPSOffice_Level3Page"/><text:a xlink:type="simple" xlink:href="#_Toc12141_WPSOffice_Level3" text:style-name="Internet_20_link" text:visited-style-name="Visited_20_Internet_20_Link">8</text:a><text:bookmark-end text:name="_Toc12141_WPSOffice_Level3Page"/></text:p>
      <text:p text:style-name="P3"><text:a xlink:type="simple" xlink:href="#_Toc9946_WPSOffice_Level3" text:style-name="Internet_20_link" text:visited-style-name="Visited_20_Internet_20_Link"><text:span text:style-name="T1">② 卡牌效果</text:span></text:a><text:a xlink:type="simple" xlink:href="#_Toc9946_WPSOffice_Level3" text:style-name="Internet_20_link" text:visited-style-name="Visited_20_Internet_20_Link"><text:tab/></text:a><text:bookmark-start text:name="_Toc9946_WPSOffice_Level3Page"/><text:a xlink:type="simple" xlink:href="#_Toc9946_WPSOffice_Level3" text:style-name="Internet_20_link" text:visited-style-name="Visited_20_Internet_20_Link">8</text:a><text:bookmark-end text:name="_Toc9946_WPSOffice_Level3Page"/></text:p>
      <text:p text:style-name="P2"><text:a xlink:type="simple" xlink:href="#_Toc29161_WPSOffice_Level2" text:style-name="Internet_20_link" text:visited-style-name="Visited_20_Internet_20_Link"><text:span text:style-name="T1">(3) 城堡</text:span></text:a><text:a xlink:type="simple" xlink:href="#_Toc29161_WPSOffice_Level2" text:style-name="Internet_20_link" text:visited-style-name="Visited_20_Internet_20_Link"><text:tab/></text:a><text:bookmark-start text:name="_Toc29161_WPSOffice_Level2Page"/><text:a xlink:type="simple" xlink:href="#_Toc29161_WPSOffice_Level2" text:style-name="Internet_20_link" text:visited-style-name="Visited_20_Internet_20_Link">9</text:a><text:bookmark-end text:name="_Toc29161_WPSOffice_Level2Page"/></text:p>
      <text:p text:style-name="P1"><text:a xlink:type="simple" xlink:href="#_Toc22209_WPSOffice_Level1" text:style-name="Internet_20_link" text:visited-style-name="Visited_20_Internet_20_Link"><text:span text:style-name="T1">6. 系统功能</text:span></text:a><text:a xlink:type="simple" xlink:href="#_Toc22209_WPSOffice_Level1" text:style-name="Internet_20_link" text:visited-style-name="Visited_20_Internet_20_Link"><text:tab/></text:a><text:bookmark-start text:name="_Toc22209_WPSOffice_Level1Page"/><text:a xlink:type="simple" xlink:href="#_Toc22209_WPSOffice_Level1" text:style-name="Internet_20_link" text:visited-style-name="Visited_20_Internet_20_Link">10</text:a><text:bookmark-end text:name="_Toc22209_WPSOffice_Level1Page"/></text:p>
      <text:p text:style-name="P1"><text:a xlink:type="simple" xlink:href="#_Toc27411_WPSOffice_Level1" text:style-name="Internet_20_link" text:visited-style-name="Visited_20_Internet_20_Link"><text:span text:style-name="T1">7. 游戏剧情</text:span></text:a><text:a xlink:type="simple" xlink:href="#_Toc27411_WPSOffice_Level1" text:style-name="Internet_20_link" text:visited-style-name="Visited_20_Internet_20_Link"><text:tab/></text:a><text:bookmark-start text:name="_Toc27411_WPSOffice_Level1Page"/><text:a xlink:type="simple" xlink:href="#_Toc27411_WPSOffice_Level1" text:style-name="Internet_20_link" text:visited-style-name="Visited_20_Internet_20_Link">10</text:a><text:bookmark-end text:name="_Toc27411_WPSOffice_Level1Page"/></text:p>
      <text:p text:style-name="P2"><text:a xlink:type="simple" xlink:href="#_Toc23530_WPSOffice_Level2" text:style-name="Internet_20_link" text:visited-style-name="Visited_20_Internet_20_Link"><text:span text:style-name="T1">(1) 简述</text:span></text:a><text:a xlink:type="simple" xlink:href="#_Toc23530_WPSOffice_Level2" text:style-name="Internet_20_link" text:visited-style-name="Visited_20_Internet_20_Link"><text:tab/></text:a><text:bookmark-start text:name="_Toc23530_WPSOffice_Level2Page"/><text:a xlink:type="simple" xlink:href="#_Toc23530_WPSOffice_Level2" text:style-name="Internet_20_link" text:visited-style-name="Visited_20_Internet_20_Link">10</text:a><text:bookmark-end text:name="_Toc23530_WPSOffice_Level2Page"/></text:p>
      <text:p text:style-name="P2"><text:a xlink:type="simple" xlink:href="#_Toc14278_WPSOffice_Level2" text:style-name="Internet_20_link" text:visited-style-name="Visited_20_Internet_20_Link"><text:span text:style-name="T1">(2) 游戏主线</text:span></text:a><text:a xlink:type="simple" xlink:href="#_Toc14278_WPSOffice_Level2" text:style-name="Internet_20_link" text:visited-style-name="Visited_20_Internet_20_Link"><text:tab/></text:a><text:bookmark-start text:name="_Toc14278_WPSOffice_Level2Page"/><text:a xlink:type="simple" xlink:href="#_Toc14278_WPSOffice_Level2" text:style-name="Internet_20_link" text:visited-style-name="Visited_20_Internet_20_Link">10</text:a><text:bookmark-end text:name="_Toc14278_WPSOffice_Level2Page"/></text:p>
      <text:p text:style-name="P2"><text:a xlink:type="simple" xlink:href="#_Toc31495_WPSOffice_Level2" text:style-name="Internet_20_link" text:visited-style-name="Visited_20_Internet_20_Link"><text:span text:style-name="T1">(3) 游戏支线</text:span></text:a><text:a xlink:type="simple" xlink:href="#_Toc31495_WPSOffice_Level2" text:style-name="Internet_20_link" text:visited-style-name="Visited_20_Internet_20_Link"><text:tab/></text:a><text:bookmark-start text:name="_Toc31495_WPSOffice_Level2Page"/><text:a xlink:type="simple" xlink:href="#_Toc31495_WPSOffice_Level2" text:style-name="Internet_20_link" text:visited-style-name="Visited_20_Internet_20_Link">10</text:a><text:bookmark-end text:name="_Toc9044_WPSOffice_Type3"/><text:bookmark-end text:name="_Toc31495_WPSOffice_Level2Page"/></text:p>
      <text:p text:style-name="P4"/>
      <text:list xml:id="list5997367747009279838" text:style-name="WWNum1">
        <text:list-item>
          <text:p text:style-name="P19"><text:bookmark-start text:name="_Toc2426_WPSOffice_Level1"/>游戏概述<text:bookmark-end text:name="_Toc2426_WPSOffice_Level1"/></text:p>
          <text:list>
            <text:list-item>
              <text:p text:style-name="P23"><text:bookmark-start text:name="_Toc31064_WPSOffice_Level2"/>游戏简介<text:bookmark-end text:name="_Toc31064_WPSOffice_Level2"/></text:p>
            </text:list-item>
          </text:list>
        </text:list-item>
      </text:list>
      <text:p text:style-name="P25">圣山的光芒被外来入侵种族魔族所偷窃,魔族利用自己的影像将自己分布在佛利曼大陆,将光芒之息提取出了元素并收藏者,玩家通过扮演城主来击退敌人夺取被盗窃的圣山之灵并恢复圣山的光芒。</text:p>
      <text:list xml:id="list329018120" text:continue-numbering="true" text:style-name="WWNum1">
        <text:list-item>
          <text:list>
            <text:list-item>
              <text:p text:style-name="P23"><text:bookmark-start text:name="_Toc9044_WPSOffice_Level2"/>游戏特点2<text:bookmark-end text:name="_Toc9044_WPSOffice_Level2"/></text:p>
              <text:list>
                <text:list-item>
                  <text:p text:style-name="P26"><text:bookmark-start text:name="_Toc9044_WPSOffice_Level3"/><text:soft-page-break/>集换式卡牌<text:bookmark-end text:name="_Toc9044_WPSOffice_Level3"/></text:p>
                </text:list-item>
              </text:list>
            </text:list-item>
          </text:list>
        </text:list-item>
      </text:list>
      <text:p text:style-name="P9"><text:s text:c="2"/><text:tab/><text:tab/>圣山作为一款集换式卡牌游戏,利用卡牌的能力搭配角色领土共同击退敌人,卡牌包含了大陆里面的众生,玩家通过在游玩的过程中收集并搭配出自己的神兵利器，灵活的击退敌人并赢取胜利</text:p>
      <text:list xml:id="list899606971" text:continue-numbering="true" text:style-name="WWNum1">
        <text:list-item>
          <text:list>
            <text:list-item>
              <text:list>
                <text:list-item>
                  <text:p text:style-name="P27"><text:bookmark-start text:name="_Toc27306_WPSOffice_Level3"/>丰富的卡牌元素<text:bookmark-end text:name="_Toc27306_WPSOffice_Level3"/></text:p>
                </text:list-item>
              </text:list>
            </text:list-item>
          </text:list>
        </text:list-item>
      </text:list>
      <text:p text:style-name="P11">圣山的众生都可将成为玩家持有的元素之一,圣山必备的元素能量唤醒丰富的生物,玩家除了能在大陆中获取丰富的生物并提取进卡牌中,在游戏的推进中还可以通过特殊设备获取特殊效果的生物卡牌以及效果牌.</text:p>
      <text:p text:style-name="P11"/>
      <text:list xml:id="list124458226" text:continue-numbering="true" text:style-name="WWNum1">
        <text:list-item>
          <text:list>
            <text:list-item>
              <text:list>
                <text:list-item>
                  <text:p text:style-name="P29"><text:span text:style-name="T2"><text:s/></text:span><text:bookmark-start text:name="_Toc8193_WPSOffice_Level3"/><text:span text:style-name="T2">灵活的策略以及出奇制胜</text:span><text:bookmark-end text:name="_Toc8193_WPSOffice_Level3"/></text:p>
                </text:list-item>
              </text:list>
            </text:list-item>
          </text:list>
        </text:list-item>
      </text:list>
      <text:p text:style-name="P9"><text:s text:c="6"/>作为一款卡牌对战游戏,玩家利用手中卡牌击败对手,丰富的环境特征将会影响着玩家所持有的对象,玩家所领导的城池和工人会根据环境的影响所动态变化,玩家拥有丰富的环境卡牌以及随从的组合来应对场面局势.</text:p>
      <text:p text:style-name="P9"/>
      <text:list xml:id="list982787360" text:continue-numbering="true" text:style-name="WWNum1">
        <text:list-item>
          <text:list>
            <text:list-item>
              <text:list>
                <text:list-item>
                  <text:p text:style-name="P29"><text:span text:style-name="T2"><text:s/></text:span><text:bookmark-start text:name="_Toc3169_WPSOffice_Level3"/><text:span text:style-name="T2">种族势力</text:span><text:bookmark-end text:name="_Toc3169_WPSOffice_Level3"/></text:p>
                </text:list-item>
              </text:list>
            </text:list-item>
          </text:list>
        </text:list-item>
      </text:list>
      <text:p text:style-name="P9"><text:s text:c="7"/>圣山养育着万物,作为灵长类生物所形成的关系网比会产生势力范围.在亿万年的明争暗斗下,多个种族占据着一方领土养育着自己的子民,不受其他种族以及黑暗力量的入侵, 游戏分为4个大种族以及多个附属种族,以及多个游牧民族,玩家可以通过与其交流来获取资讯以及获得魔族隐藏的秘密.</text:p>
      <text:p text:style-name="P9"/>
      <text:list xml:id="list125401952" text:continue-numbering="true" text:style-name="WWNum1">
        <text:list-item>
          <text:list>
            <text:list-item>
              <text:list>
                <text:list-item>
                  <text:p text:style-name="P27"><text:bookmark-start text:name="_Toc22209_WPSOffice_Level3"/>丰富的故事<text:bookmark-end text:name="_Toc22209_WPSOffice_Level3"/></text:p>
                </text:list-item>
              </text:list>
            </text:list-item>
          </text:list>
        </text:list-item>
      </text:list>
      <text:p text:style-name="P12">玩家在夺取圣山之息必须获得邻近种族的援助,在获取援助时可以获得该种族的详细信息并在必要的情况下对其进行援助,在玩家获取卡牌构筑时,可以通过一系列的条件获取该种族的所拥有的特殊卡组,增强对战的威力。</text:p>
      <text:p text:style-name="P12"/>
      <text:p text:style-name="P13"/>
      <text:list xml:id="list1811604713" text:continue-numbering="true" text:style-name="WWNum1">
        <text:list-item>
          <text:list>
            <text:list-item>
              <text:list>
                <text:list-item>
                  <text:p text:style-name="P27"><text:bookmark-start text:name="_Toc27411_WPSOffice_Level3"/>PVP<text:bookmark-end text:name="_Toc27411_WPSOffice_Level3"/></text:p>
                </text:list-item>
              </text:list>
            </text:list-item>
          </text:list>
        </text:list-item>
      </text:list>
      <text:p text:style-name="P12">玩家在与玩家对抗中,利用自己所构筑的卡牌进行游戏,玩家在所控制的领主城池和工人中获取能量来布置卡牌元素,玩家可以用丰富的卡牌效果以及特定的卡牌组合来击垮对手,在进攻与防守的灵活中进行布置.</text:p>
      <text:p text:style-name="P11"><text:soft-page-break/>当玩家摧毁对方的城堡时则获得胜利</text:p>
      <text:list xml:id="list1479719381" text:continue-numbering="true" text:style-name="WWNum1">
        <text:list-item>
          <text:list>
            <text:list-item>
              <text:list>
                <text:list-item>
                  <text:p text:style-name="P27"><text:bookmark-start text:name="_Toc11771_WPSOffice_Level3"/>CASTLE<text:bookmark-end text:name="_Toc11771_WPSOffice_Level3"/></text:p>
                </text:list-item>
              </text:list>
            </text:list-item>
          </text:list>
        </text:list-item>
      </text:list>
      <text:p text:style-name="P9"><text:s text:c="10"/>玩家在击退敌人时可获得一定的战利品,一定的资源可以对城堡进行修建以及强化,城堡里的多种设施可以对卡牌,环境等多个对象进行强化,强大的城堡才能抵御中敌人的入侵.</text:p>
      <text:p text:style-name="P12"/>
      <text:p text:style-name="P14"/>
      <text:p text:style-name="P7"/>
      <text:p text:style-name="P4"><text:tab/></text:p>
      <text:p text:style-name="P13"/>
      <text:p text:style-name="P4"/>
      <text:p text:style-name="P4"/>
      <text:p text:style-name="P9"/>
      <text:list xml:id="list497975716" text:continue-numbering="true" text:style-name="WWNum1">
        <text:list-item>
          <text:list>
            <text:list-item>
              <text:p text:style-name="P23"><text:bookmark-start text:name="_Toc27306_WPSOffice_Level2"/>游戏风格<text:bookmark-end text:name="_Toc27306_WPSOffice_Level2"/></text:p>
              <text:list>
                <text:list-item>
                  <text:p text:style-name="P26">游戏以多元化的风格背景构成,,多种种族在自己的信仰领导下拥有自己适应生存的文化,不同的种族包含着自己的意识形态.并保证自己的文化不被外来入侵.</text:p>
                </text:list-item>
              </text:list>
            </text:list-item>
            <text:list-item>
              <text:p text:style-name="P23"><text:bookmark-start text:name="_Toc8193_WPSOffice_Level2"/>系统平台<text:bookmark-end text:name="_Toc8193_WPSOffice_Level2"/></text:p>
              <text:list>
                <text:list-item>
                  <text:p text:style-name="P26"><text:bookmark-start text:name="_Toc5913_WPSOffice_Level3"/>MAC,PC,<text:bookmark-end text:name="_Toc5913_WPSOffice_Level3"/></text:p>
                </text:list-item>
              </text:list>
            </text:list-item>
          </text:list>
        </text:list-item>
        <text:list-item>
          <text:p text:style-name="P19"><text:bookmark-start text:name="_Toc9044_WPSOffice_Level1"/>游戏背景<text:bookmark-end text:name="_Toc9044_WPSOffice_Level1"/></text:p>
          <text:list>
            <text:list-item>
              <text:p text:style-name="P23"><text:bookmark-start text:name="_Toc3169_WPSOffice_Level2"/>游戏背景<text:bookmark-end text:name="_Toc3169_WPSOffice_Level2"/></text:p>
              <text:list>
                <text:list-item>
                  <text:p text:style-name="P26">圣山曾经养育着弗里曼大陆,位于大陆的中央向四周蔓延,并诞生出了原始的族民,族民依靠着自己强大的生存能力赖以生存, 圣山形成了4个强大的物体计划然让来在四周进行统治,分别为Lolita,阔七,ark,pintuo,让他们带领着生物进行生存并形成自己的群体,圣山并赋予他们各自独一无二的能量元素,分别为水火土雷.这样四位领主根据所拥有的能力形成风格鲜明的文明.</text:p>
                </text:list-item>
              </text:list>
            </text:list-item>
          </text:list>
        </text:list-item>
      </text:list>
      <text:p text:style-name="P8"><text:span text:style-name="T2"><text:s text:c="2"/>繁盛的文明以及圣山强大的光芒生生不息,但是这是强烈的能量唤醒了生物的丰富的情感,矛盾也随之形成,强大的欲望和妒忌在四种种族中蔓延开来,而这中时期,潜藏在圣山最角落的黑暗-Uika逐渐被唤醒,由于他们处于圣山的最远角,并不受自己所控制,UIKA所散发的能量使得整个大陆。圣山逐渐瓦解,地形收到uika的影</text:span><text:bookmark text:name="_GoBack"/><text:span text:style-name="T2">响所散开,形成了多块大陆,保护罩也产生了裂缝,这使得UIKA和种族中的邪恶力量有机可乘,他们联合起来攻入圣山核心盗取了光芒之息并分成了几个核心潜藏起来形成了自己的部落。4个种族</text:span><text:span text:style-name="T2">分</text:span><text:soft-page-break/><text:span text:style-name="T2">崩离析.</text:span></text:p>
      <text:list xml:id="list1596541609" text:continue-numbering="true" text:style-name="WWNum1">
        <text:list-item>
          <text:list>
            <text:list-item>
              <text:p text:style-name="P23"><text:bookmark-start text:name="_Toc22209_WPSOffice_Level2"/>游戏种族<text:bookmark-end text:name="_Toc22209_WPSOffice_Level2"/></text:p>
              <text:list>
                <text:list-item>
                  <text:p text:style-name="P26"><text:bookmark-start text:name="_Toc29161_WPSOffice_Level3"/>1Loli<text:bookmark-end text:name="_Toc29161_WPSOffice_Level3"/></text:p>
                </text:list-item>
              </text:list>
            </text:list-item>
          </text:list>
        </text:list-item>
      </text:list>
      <text:p text:style-name="P9"><text:s text:c="4"/></text:p>
      <text:list xml:id="list1129108354" text:continue-numbering="true" text:style-name="WWNum1">
        <text:list-item>
          <text:list>
            <text:list-item>
              <text:list>
                <text:list-item>
                  <text:p text:style-name="P26"><text:bookmark-start text:name="_Toc23530_WPSOffice_Level3"/>2Kuoqi<text:bookmark-end text:name="_Toc23530_WPSOffice_Level3"/></text:p>
                </text:list-item>
                <text:list-item>
                  <text:p text:style-name="P26"><text:bookmark-start text:name="_Toc14278_WPSOffice_Level3"/>3Ark<text:bookmark-end text:name="_Toc14278_WPSOffice_Level3"/></text:p>
                </text:list-item>
                <text:list-item>
                  <text:p text:style-name="P26"><text:bookmark-start text:name="_Toc31495_WPSOffice_Level3"/>4Pinto<text:bookmark-end text:name="_Toc31495_WPSOffice_Level3"/></text:p>
                </text:list-item>
                <text:list-item>
                  <text:p text:style-name="P26"><text:bookmark-start text:name="_Toc32629_WPSOffice_Level3"/>5Uika<text:bookmark-end text:name="_Toc32629_WPSOffice_Level3"/></text:p>
                </text:list-item>
                <text:list-item>
                  <text:p text:style-name="P26"><text:bookmark-start text:name="_Toc20359_WPSOffice_Level3"/>6FreUn<text:bookmark-end text:name="_Toc20359_WPSOffice_Level3"/></text:p>
                </text:list-item>
              </text:list>
            </text:list-item>
            <text:list-item>
              <text:p text:style-name="P23"><text:bookmark-start text:name="_Toc27411_WPSOffice_Level2"/>游戏主要人物<text:bookmark-end text:name="_Toc27411_WPSOffice_Level2"/></text:p>
            </text:list-item>
          </text:list>
        </text:list-item>
        <text:list-item>
          <text:p text:style-name="P19"><text:bookmark-start text:name="_Toc27306_WPSOffice_Level1"/>游戏元素<text:bookmark-end text:name="_Toc27306_WPSOffice_Level1"/></text:p>
        </text:list-item>
        <text:list-item>
          <text:p text:style-name="P17"><text:bookmark-start text:name="_Toc8193_WPSOffice_Level1"/><text:span text:style-name="T2">2</text:span><text:bookmark-end text:name="_Toc8193_WPSOffice_Level1"/><text:span text:style-name="T2"><text:tab/></text:span></text:p>
        </text:list-item>
        <text:list-item>
          <text:p text:style-name="P19"><text:bookmark-start text:name="_Toc3169_WPSOffice_Level1"/>游戏玩法<text:bookmark-end text:name="_Toc3169_WPSOffice_Level1"/></text:p>
          <text:list>
            <text:list-item>
              <text:p text:style-name="P23"><text:bookmark-start text:name="_Toc11771_WPSOffice_Level2"/>职业<text:bookmark-end text:name="_Toc11771_WPSOffice_Level2"/></text:p>
              <text:list>
                <text:list-item>
                  <text:p text:style-name="P26">职业主要分为三种,智者,游侠以及浪人,为主要的属性区分(力量,敏捷以及智慧)构成.在不同的职业里拥有不同特色的卡牌种类以及攻击方式,每种属性特点鲜明.</text:p>
                </text:list-item>
                <text:list-item>
                  <text:p text:style-name="P26">智者</text:p>
                </text:list-item>
              </text:list>
            </text:list-item>
          </text:list>
        </text:list-item>
      </text:list>
      <text:p text:style-name="P9"><text:s text:c="4"/>游戏中的高智慧群体,能灵活的运用元素操纵场面局势,通过元素能制造出强大的生命体进行控制并获取胜利.但自身相对脆弱.</text:p>
      <text:list xml:id="list473572295" text:continue-numbering="true" text:style-name="WWNum1">
        <text:list-item>
          <text:list>
            <text:list-item>
              <text:list>
                <text:list-item>
                  <text:p text:style-name="P26">游侠</text:p>
                </text:list-item>
              </text:list>
            </text:list-item>
          </text:list>
        </text:list-item>
      </text:list>
      <text:p text:style-name="P9"><text:s text:c="5"/>生存之王,天生的兽语者,能够灵活的穿梭在自然中,并通过生物之间的交流来是自己生存.强大的机动灵活性使敌人招架不住,作为动物的领导者可以灵活的操纵物种进行对战.</text:p>
      <text:list xml:id="list1617621439" text:continue-numbering="true" text:style-name="WWNum1">
        <text:list-item>
          <text:list>
            <text:list-item>
              <text:list>
                <text:list-item>
                  <text:p text:style-name="P26">浪人</text:p>
                </text:list-item>
              </text:list>
            </text:list-item>
          </text:list>
        </text:list-item>
      </text:list>
      <text:p text:style-name="P4"><text:s text:c="2"/><text:tab/><text:tab/><text:tab/><text:tab/>逃亡的群体,艰难在生存在大陆中,并在各种环境艰难的生存着,适合各种环境下生存着.</text:p>
      <text:p text:style-name="P4"/>
      <text:p text:style-name="P4"/>
      <text:p text:style-name="P33"><text:s text:c="3"/></text:p>
      <text:list xml:id="list1083009409" text:continue-numbering="true" text:style-name="WWNum1">
        <text:list-item>
          <text:list>
            <text:list-item>
              <text:p text:style-name="P24"><text:bookmark-start text:name="_Toc5913_WPSOffice_Level2"/>卡牌<text:bookmark-end text:name="_Toc5913_WPSOffice_Level2"/></text:p>
            </text:list-item>
          </text:list>
        </text:list-item>
      </text:list>
      <text:p text:style-name="P14">为游戏主要的元素,玩家通过卡牌与敌人进行对抗，多种不同种类的卡片拥有自己的效果和属性,玩家在控制自己的职业和城池下对其进行加成。卡牌分为随从卡，元素卡以及特殊效果卡.不同职业或不同的区域拥有不同属性的卡牌.</text:p>
      <text:list xml:id="list930200247" text:continue-numbering="true" text:style-name="WWNum1">
        <text:list-item>
          <text:list>
            <text:list-item>
              <text:list>
                <text:list-item>
                  <text:p text:style-name="P28"><text:bookmark-start text:name="_Toc12141_WPSOffice_Level3"/>卡牌种类<text:bookmark-end text:name="_Toc12141_WPSOffice_Level3"/></text:p>
                </text:list-item>
              </text:list>
            </text:list-item>
          </text:list>
        </text:list-item>
      </text:list>
      <table:table table:name="表格1" table:style-name="表格1">
        <table:table-column table:style-name="表格1.A"/>
        <table:table-column table:style-name="表格1.B"/>
        <table:table-column table:style-name="表格1.C"/>
        <text:soft-page-break/>
        <table:table-row table:style-name="表格1.1">
          <table:table-cell table:style-name="表格1.A1" office:value-type="string">
            <text:p text:style-name="P5"/>
          </table:table-cell>
          <table:table-cell table:style-name="表格1.A1" office:value-type="string">
            <text:p text:style-name="P5">解释</text:p>
          </table:table-cell>
          <table:table-cell table:style-name="表格1.A1" office:value-type="string">
            <text:p text:style-name="P5">SpecialEffect</text:p>
          </table:table-cell>
        </table:table-row>
        <table:table-row table:style-name="表格1.1">
          <table:table-cell table:style-name="表格1.A1" office:value-type="string">
            <text:p text:style-name="P22">野兽</text:p>
          </table:table-cell>
          <table:table-cell table:style-name="表格1.A1" office:value-type="string">
            <text:p text:style-name="P5">生存在大陆中,忠实的伙伴</text:p>
          </table:table-cell>
          <table:table-cell table:style-name="表格1.A1" office:value-type="string">
            <text:p text:style-name="P5">忠诚,连击,隐藏,刺杀,</text:p>
          </table:table-cell>
        </table:table-row>
        <table:table-row table:style-name="表格1.1">
          <table:table-cell table:style-name="表格1.A1" office:value-type="string">
            <text:p text:style-name="P5">元素</text:p>
          </table:table-cell>
          <table:table-cell table:style-name="表格1.A1" office:value-type="string">
            <text:p text:style-name="P5">生存核心,来源于st的能量并散聚开,来源于magic与特定的地点,大体分为四种元素，,相互可以融合</text:p>
          </table:table-cell>
          <table:table-cell table:style-name="表格1.A1" office:value-type="string">
            <text:p text:style-name="P5">(水火土雷),融合,冲击,扩散,自爆，环境,凝神</text:p>
          </table:table-cell>
        </table:table-row>
        <table:table-row table:style-name="表格1.1">
          <table:table-cell table:style-name="表格1.A1" office:value-type="string">
            <text:p text:style-name="P5">陷阱</text:p>
          </table:table-cell>
          <table:table-cell table:style-name="表格1.A1" office:value-type="string">
            <text:p text:style-name="P5">生存的智慧,用于攻克强大生物的利器,出其不意,</text:p>
          </table:table-cell>
          <table:table-cell table:style-name="表格1.A1" office:value-type="string">
            <text:p text:style-name="P5">反转,</text:p>
          </table:table-cell>
        </table:table-row>
        <table:table-row table:style-name="表格1.1">
          <table:table-cell table:style-name="表格1.A1" office:value-type="string">
            <text:p text:style-name="P5">诅咒</text:p>
          </table:table-cell>
          <table:table-cell table:style-name="表格1.A1" office:value-type="string">
            <text:p text:style-name="P5"/>
          </table:table-cell>
          <table:table-cell table:style-name="表格1.A1" office:value-type="string">
            <text:p text:style-name="P5"/>
          </table:table-cell>
        </table:table-row>
        <table:table-row table:style-name="表格1.1">
          <table:table-cell table:style-name="表格1.A1" office:value-type="string">
            <text:p text:style-name="P5">人类</text:p>
          </table:table-cell>
          <table:table-cell table:style-name="表格1.A1" office:value-type="string">
            <text:p text:style-name="P5"/>
          </table:table-cell>
          <table:table-cell table:style-name="表格1.A1" office:value-type="string">
            <text:p text:style-name="P5"/>
          </table:table-cell>
        </table:table-row>
        <table:table-row table:style-name="表格1.1">
          <table:table-cell table:style-name="表格1.A1" office:value-type="string">
            <text:p text:style-name="P5">环境</text:p>
          </table:table-cell>
          <table:table-cell table:style-name="表格1.A1" office:value-type="string">
            <text:p text:style-name="P5"/>
          </table:table-cell>
          <table:table-cell table:style-name="表格1.A1" office:value-type="string">
            <text:p text:style-name="P5"/>
          </table:table-cell>
        </table:table-row>
        <table:table-row table:style-name="表格1.1">
          <table:table-cell table:style-name="表格1.A1" office:value-type="string">
            <text:p text:style-name="P5">药草</text:p>
          </table:table-cell>
          <table:table-cell table:style-name="表格1.A1" office:value-type="string">
            <text:p text:style-name="P5"/>
          </table:table-cell>
          <table:table-cell table:style-name="表格1.A1" office:value-type="string">
            <text:p text:style-name="P5"/>
          </table:table-cell>
        </table:table-row>
        <table:table-row table:style-name="表格1.1">
          <table:table-cell table:style-name="表格1.A1" office:value-type="string">
            <text:p text:style-name="P5">机械</text:p>
          </table:table-cell>
          <table:table-cell table:style-name="表格1.A1" office:value-type="string">
            <text:p text:style-name="P5"/>
          </table:table-cell>
          <table:table-cell table:style-name="表格1.A1" office:value-type="string">
            <text:p text:style-name="P5"/>
          </table:table-cell>
        </table:table-row>
        <table:table-row table:style-name="表格1.1">
          <table:table-cell table:style-name="表格1.A1" office:value-type="string">
            <text:p text:style-name="P5">飞行</text:p>
          </table:table-cell>
          <table:table-cell table:style-name="表格1.A1" office:value-type="string">
            <text:p text:style-name="P5"/>
          </table:table-cell>
          <table:table-cell table:style-name="表格1.A1" office:value-type="string">
            <text:p text:style-name="P5"/>
          </table:table-cell>
        </table:table-row>
        <table:table-row table:style-name="表格1.1">
          <table:table-cell table:style-name="表格1.A1" office:value-type="string">
            <text:p text:style-name="P5">亡灵</text:p>
          </table:table-cell>
          <table:table-cell table:style-name="表格1.A1" office:value-type="string">
            <text:p text:style-name="P5"/>
          </table:table-cell>
          <table:table-cell table:style-name="表格1.A1" office:value-type="string">
            <text:p text:style-name="P5"/>
          </table:table-cell>
        </table:table-row>
        <table:table-row table:style-name="表格1.1">
          <table:table-cell table:style-name="表格1.A1" office:value-type="string">
            <text:p text:style-name="P5">圣山</text:p>
          </table:table-cell>
          <table:table-cell table:style-name="表格1.A1" office:value-type="string">
            <text:p text:style-name="P5"/>
          </table:table-cell>
          <table:table-cell table:style-name="表格1.A1" office:value-type="string">
            <text:p text:style-name="P5"/>
          </table:table-cell>
        </table:table-row>
        <table:table-row table:style-name="表格1.1">
          <table:table-cell table:style-name="表格1.A1" office:value-type="string">
            <text:p text:style-name="P5">Java</text:p>
          </table:table-cell>
          <table:table-cell table:style-name="表格1.A1" office:value-type="string">
            <text:p text:style-name="P5">增益性效果，用于worker挖掘速度</text:p>
          </table:table-cell>
          <table:table-cell table:style-name="表格1.A1" office:value-type="string">
            <text:p text:style-name="P5"/>
          </table:table-cell>
        </table:table-row>
        <table:table-row table:style-name="表格1.1">
          <table:table-cell table:style-name="表格1.A1" office:value-type="string">
            <text:p text:style-name="P5">建筑</text:p>
          </table:table-cell>
          <table:table-cell table:style-name="表格1.A1" office:value-type="string">
            <text:p text:style-name="P5"/>
          </table:table-cell>
          <table:table-cell table:style-name="表格1.A1" office:value-type="string">
            <text:p text:style-name="P5"/>
          </table:table-cell>
        </table:table-row>
      </table:table>
      <text:p text:style-name="P10"/>
      <text:p text:style-name="P10"/>
      <text:list xml:id="list1057056325" text:continue-numbering="true" text:style-name="WWNum1">
        <text:list-item>
          <text:list>
            <text:list-item>
              <text:list>
                <text:list-item>
                  <text:p text:style-name="P28"><text:bookmark-start text:name="_Toc9946_WPSOffice_Level3"/>卡牌效果<text:bookmark-end text:name="_Toc9946_WPSOffice_Level3"/></text:p>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5"/>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仇恨</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间谍</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背叛</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扩散</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指令</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冤魂</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连击</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魅惑</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恐惧</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计划</text:p>
          </table:table-cell>
          <table:table-cell table:style-name="表格2.A1" office:value-type="string">
            <text:p text:style-name="P5"/>
          </table:table-cell>
          <table:table-cell table:style-name="表格2.A1" office:value-type="string">
            <text:p text:style-name="P5"/>
          </table:table-cell>
        </table:table-row>
        <text:soft-page-break/>
        <table:table-row table:style-name="表格2.1">
          <table:table-cell table:style-name="表格2.A1" office:value-type="string">
            <text:p text:style-name="P5">弃牌</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 office:value-type="string">
            <text:p text:style-name="P5">集中</text:p>
          </table:table-cell>
          <table:table-cell table:style-name="表格2.A1" office:value-type="string">
            <text:p text:style-name="P5"/>
          </table:table-cell>
          <table:table-cell table:style-name="表格2.A1" office:value-type="string">
            <text:p text:style-name="P5"/>
          </table:table-cell>
        </table:table-row>
        <table:table-row table:style-name="表格2.1">
          <table:table-cell table:style-name="表格2.A14" office:value-type="string">
            <text:p text:style-name="P6">忠诚</text:p>
          </table:table-cell>
          <table:table-cell table:style-name="表格2.A14" office:value-type="string">
            <text:p text:style-name="P5"/>
          </table:table-cell>
          <table:table-cell table:style-name="表格2.A14" office:value-type="string">
            <text:p text:style-name="P5"/>
          </table:table-cell>
        </table:table-row>
      </table:table>
      <text:p text:style-name="P10"/>
      <text:p text:style-name="P14"/>
      <text:list xml:id="list675897800" text:continue-numbering="true" text:style-name="WWNum1">
        <text:list-item>
          <text:list>
            <text:list-item>
              <text:p text:style-name="P23"><text:bookmark-start text:name="_Toc29161_WPSOffice_Level2"/>城堡<text:bookmark-end text:name="_Toc29161_WPSOffice_Level2"/></text:p>
            </text:list-item>
          </text:list>
        </text:list-item>
      </text:list>
      <text:p text:style-name="P33"><text:s text:c="2"/>为游戏中核心的元素之一,游戏中作为核心城堡,玩家需要保护城堡不被敌人击破,城堡提供工人为玩家提供行动点数并召唤随从和效果拍.城堡为特定的随从提供一定的属性加成,当城堡破坏被摧毁时则游戏结束,而玩家被击败时,城堡仍然存在卡牌被摧毁.玩家依然可以根据城堡的前置效果来游戏。</text:p>
      <text:list xml:id="list488287126" text:continue-numbering="true" text:style-name="WWNum1">
        <text:list-item>
          <text:list>
            <text:list-item>
              <text:p text:style-name="P23"/>
            </text:list-item>
          </text:list>
        </text:list-item>
        <text:list-item>
          <text:p text:style-name="P19"><text:bookmark-start text:name="_Toc22209_WPSOffice_Level1"/>系统功能<text:bookmark-end text:name="_Toc22209_WPSOffice_Level1"/></text:p>
          <text:list>
            <text:list-item>
              <text:p text:style-name="P19">In-Game</text:p>
              <text:list>
                <text:list-item>
                  <text:p text:style-name="P19">Deck,Hand,Pool,dp</text:p>
                </text:list-item>
                <text:list-item>
                  <text:p text:style-name="P19">TopArea(PVE||PVP)include</text:p>
                  <text:list>
                    <text:list-item>
                      <text:p text:style-name="P19">PVE:group||Single(camp+object+ability)if(humen)=&gt;pack&amp;&amp;inventory.</text:p>
                    </text:list-item>
                    <text:list-item>
                      <text:p text:style-name="P19">PVP:same 3.</text:p>
                    </text:list-item>
                  </text:list>
                </text:list-item>
                <text:list-item>
                  <text:p text:style-name="P19">character include: character(hero+inventory),pack(25(5l,5r,10ra,15normal())),castle(worker(20crystal(max)~1(min)),building(2(meele,range)))</text:p>
                </text:list-item>
              </text:list>
            </text:list-item>
            <text:list-item>
              <text:p text:style-name="P19">CollectionBrower</text:p>
              <text:list>
                <text:list-item>
                  <text:p text:style-name="P19">EditCardScreen :</text:p>
                  <text:list>
                    <text:list-item>
                      <text:list>
                        <text:list-header>
                          <text:p text:style-name="P19"><text:s text:c="2"/>buildcard with coin or dust,normal,and can spell card to dust ,</text:p>
                        </text:list-header>
                      </text:list>
                    </text:list-item>
                  </text:list>
                </text:list-item>
              </text:list>
            </text:list-item>
          </text:list>
          <text:p text:style-name="P19"/>
          <text:list>
            <text:list-item>
              <text:list>
                <text:list-item>
                  <text:p text:style-name="P19">DeckBuilder </text:p>
                </text:list-item>
              </text:list>
            </text:list-item>
          </text:list>
        </text:list-item>
      </text:list>
      <text:p text:style-name="P4"><text:tab/><text:tab/><text:tab/>builddeck in editor,include(character(3 job)+castle+pack(25), every job have prepard pack .</text:p>
      <text:list xml:id="list1969166651" text:continue-numbering="true" text:style-name="WWNum1">
        <text:list-item>
          <text:list>
            <text:list-item>
              <text:list>
                <text:list-item>
                  <text:p text:style-name="P19">CraftScreen</text:p>
                  <text:list>
                    <text:list-header>
                      <text:p text:style-name="P19">show one creature information , can craft and spell .</text:p>
                    </text:list-header>
                  </text:list>
                </text:list-item>
                <text:list-item>
                  <text:p text:style-name="P19">CastleManager(4page include(cstats+buildManager(influence by pve,),travel(pvp+pve)),advan(can get castle exp n <text:soft-page-break/>items))</text:p>
                </text:list-item>
                <text:list-item>
                  <text:p text:style-name="P19">story</text:p>
                  <text:list>
                    <text:list-header>
                      <text:p text:style-name="P19">2.4.1character choose stage in pve , when p defeat the enemy that can go next stage,the story include 5 chapcter,every chapcter have different gameplay (fire,electronic,wood ,water).</text:p>
                      <text:list>
                        <text:list-item>
                          <text:p text:style-name="P19">Side story get from land npc , when p complete can get special card or item that can unlock some chest and unfound dungeon.</text:p>
                        </text:list-item>
                      </text:list>
                      <text:p text:style-name="P19"/>
                    </text:list-header>
                  </text:list>
                </text:list-item>
              </text:list>
            </text:list-item>
            <text:list-item>
              <text:p text:style-name="P19">Shop</text:p>
              <text:list>
                <text:list-item>
                  <text:p text:style-name="P19">1page show pack and other Item .</text:p>
                </text:list-item>
              </text:list>
            </text:list-item>
            <text:list-item>
              <text:p text:style-name="P19">RPG</text:p>
            </text:list-item>
          </text:list>
        </text:list-item>
      </text:list>
      <text:p text:style-name="P4"><text:tab/><text:tab/> <text:s/>character in game have inventory ,stats and equipment increase ability that ez defeat enemy, equipment get from</text:p>
      <text:list xml:id="list1775874596" text:continue-numbering="true" text:style-name="WWNum1">
        <text:list-item>
          <text:list>
            <text:list-item>
              <text:p text:style-name="P19">CollectionGrally</text:p>
            </text:list-item>
            <text:list-item>
              <text:p text:style-name="P19">GamePlay</text:p>
              <text:list>
                <text:list-item>
                  <text:p text:style-name="P19">3</text:p>
                </text:list-item>
                <text:list-item>
                  <text:p text:style-name="P19">1</text:p>
                </text:list-item>
                <text:list-item>
                  <text:p text:style-name="P19">2</text:p>
                </text:list-item>
                <text:list-item>
                  <text:p text:style-name="P19">5</text:p>
                </text:list-item>
              </text:list>
            </text:list-item>
          </text:list>
        </text:list-item>
        <text:list-item>
          <text:p text:style-name="P19"><text:bookmark-start text:name="_Toc27411_WPSOffice_Level1"/>游戏剧情<text:bookmark-end text:name="_Toc27411_WPSOffice_Level1"/></text:p>
          <text:list>
            <text:list-item>
              <text:p text:style-name="P23"><text:bookmark-start text:name="_Toc23530_WPSOffice_Level2"/>简述<text:bookmark-end text:name="_Toc23530_WPSOffice_Level2"/></text:p>
            </text:list-item>
            <text:list-item>
              <text:p text:style-name="P23"><text:bookmark-start text:name="_Toc14278_WPSOffice_Level2"/>游戏主线<text:bookmark-end text:name="_Toc14278_WPSOffice_Level2"/></text:p>
            </text:list-item>
            <text:list-item>
              <text:p text:style-name="P23"><text:bookmark-start text:name="_Toc31495_WPSOffice_Level2"/>游戏支线<text:bookmark-end text:name="_Toc31495_WPSOffice_Level2"/></text:p>
            </text:list-item>
          </text:list>
        </text:list-item>
      </text:list>
      <text:p text:style-name="P4"/>
      <text:p text:style-name="P4"/>
      <text:p text:style-name="P2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宋体" svg:font-family="宋体" style:font-family-generic="roman" style:font-pitch="variable"/>
    <style:font-face style:name="微软雅黑" svg:font-family="微软雅黑"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宋体1" svg:font-family="宋体" style:font-family-generic="system" style:font-pitch="variable"/>
    <style:font-face style:name="微软雅黑1"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pt" fo:language="en" fo:country="US" style:font-name-asian="Arial Unicode MS" style:font-size-asian="10pt" style:language-asian="zh" style:country-asian="CN" style:font-name-complex="Tahoma"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font-name="Calibri" fo:font-size="10.5pt" fo:language="en" fo:country="US" style:letter-kerning="true" style:font-size-asian="10.5pt" style:language-asian="zh" style:country-asian="C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PSOffice手动目录_20_1" style:display-name="WPSOffice手动目录 1" style:family="paragraph" style:default-outline-level="" style:list-style-name="">
      <style:paragraph-properties fo:orphans="2" fo:widows="2" style:writing-mode="lr-tb"/>
      <style:text-properties style:use-window-font-color="true" fo:font-size="10pt" style:font-size-asian="10pt" style:font-size-complex="10pt"/>
    </style:style>
    <style:style style:name="WPSOffice手动目录_20_2" style:display-name="WPSOffice手动目录 2" style:family="paragraph" style:default-outline-level="" style:list-style-name="">
      <style:paragraph-properties fo:orphans="2" fo:widows="2" style:writing-mode="lr-tb"/>
      <style:text-properties style:use-window-font-color="true" fo:font-size="10pt" style:font-size-asian="10pt" style:font-size-complex="10pt"/>
    </style:style>
    <style:style style:name="WPSOffice手动目录_20_3" style:display-name="WPSOffice手动目录 3" style:family="paragraph" style:default-outline-level="" style:list-style-name="">
      <style:paragraph-properties fo:orphans="2" fo:widows="2" style:writing-mode="lr-tb"/>
      <style:text-properties style:use-window-font-color="true"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5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format="①, ②, ③, ..." text:display-levels="2">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a" text:display-levels="5">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i" text:display-levels="6">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i" text:display-levels="7">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a" text:display-levels="8">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0T03:10:00</meta:creation-date>
    <meta:initial-creator>布鲁克林叔叔</meta:initial-creator>
    <dc:date>2018-11-13T08:13:49</dc:date>
    <meta:editing-cycles>9</meta:editing-cycles>
    <meta:editing-duration>P1DT13H8M22S</meta:editing-duration>
    <meta:generator>OpenOffice/4.1.5$Unix OpenOffice.org_project/415m1$Build-9789</meta:generator>
    <meta:document-statistic meta:table-count="2" meta:image-count="0" meta:object-count="0" meta:page-count="7" meta:paragraph-count="161" meta:word-count="2481" meta:character-count="3881"/>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